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8c826" officeooo:paragraph-rsid="0008c826"/>
    </style:style>
    <style:style style:name="P2" style:family="paragraph" style:parent-style-name="Standard">
      <style:text-properties fo:font-style="italic" officeooo:rsid="0008c826" officeooo:paragraph-rsid="0008c826" style:font-style-asian="italic" style:font-style-complex="italic"/>
    </style:style>
    <style:style style:name="P3" style:family="paragraph" style:parent-style-name="Standard">
      <style:text-properties fo:font-style="italic" style:text-underline-style="none" officeooo:rsid="0008c826" officeooo:paragraph-rsid="0008c826" style:font-style-asian="italic" style:font-style-complex="italic"/>
    </style:style>
    <style:style style:name="P4" style:family="paragraph" style:parent-style-name="Standard">
      <style:text-properties fo:font-style="normal" style:text-underline-style="none" officeooo:rsid="0008c826" officeooo:paragraph-rsid="0008c826" style:font-style-asian="normal" style:font-style-complex="normal"/>
    </style:style>
    <style:style style:name="P5" style:family="paragraph" style:parent-style-name="Standard">
      <style:text-properties fo:font-style="normal" style:text-underline-style="none" officeooo:rsid="000ab799" officeooo:paragraph-rsid="000ab799" style:font-style-asian="normal" style:font-style-complex="normal"/>
    </style:style>
    <style:style style:name="P6" style:family="paragraph" style:parent-style-name="Text_20_body">
      <style:text-properties fo:font-style="normal" style:text-underline-style="none" officeooo:rsid="000ab799" officeooo:paragraph-rsid="000c17f8" style:font-style-asian="normal" style:font-style-complex="normal"/>
    </style:style>
    <style:style style:name="P7" style:family="paragraph" style:parent-style-name="Text_20_body">
      <style:text-properties fo:font-style="normal" style:text-underline-style="none" officeooo:rsid="000ab799" style:font-style-asian="normal" style:font-style-complex="normal"/>
    </style:style>
    <style:style style:name="P8" style:family="paragraph" style:parent-style-name="Standard">
      <style:text-properties fo:font-style="normal" style:text-underline-style="none" officeooo:rsid="000c17f8" officeooo:paragraph-rsid="000c17f8" style:font-style-asian="normal" style:font-style-complex="normal"/>
    </style:style>
    <style:style style:name="P9" style:family="paragraph" style:parent-style-name="Text_20_body">
      <style:text-properties officeooo:paragraph-rsid="000c63be"/>
    </style:style>
    <style:style style:name="P10" style:family="paragraph" style:parent-style-name="Text_20_body">
      <style:text-properties officeooo:rsid="000c63be" officeooo:paragraph-rsid="000c63be"/>
    </style:style>
    <style:style style:name="P11" style:family="paragraph" style:parent-style-name="Text_20_body">
      <style:text-properties fo:font-style="normal" style:text-underline-style="none" officeooo:rsid="000ab799" style:font-style-asian="normal" style:font-style-complex="normal"/>
    </style:style>
    <style:style style:name="P12" style:family="paragraph" style:parent-style-name="Text_20_body">
      <style:text-properties fo:font-style="normal" style:text-underline-style="none" officeooo:rsid="000ab799" officeooo:paragraph-rsid="000e4694" style:font-style-asian="normal" style:font-style-complex="normal"/>
    </style:style>
    <style:style style:name="P13" style:family="paragraph" style:parent-style-name="Text_20_body">
      <style:text-properties fo:font-style="normal" style:text-underline-style="none" officeooo:rsid="000e4694" officeooo:paragraph-rsid="000e4694" style:font-style-asian="normal" style:font-style-complex="normal"/>
    </style:style>
    <style:style style:name="P14" style:family="paragraph" style:parent-style-name="Text_20_body">
      <style:text-properties officeooo:paragraph-rsid="000e4694"/>
    </style:style>
    <style:style style:name="P15" style:family="paragraph" style:parent-style-name="Text_20_body">
      <style:text-properties officeooo:paragraph-rsid="000c63be"/>
    </style:style>
    <style:style style:name="P16" style:family="paragraph" style:parent-style-name="Text_20_body">
      <style:text-properties fo:font-weight="normal" officeooo:paragraph-rsid="000c63be" style:font-weight-asian="normal" style:font-weight-complex="normal"/>
    </style:style>
    <style:style style:name="P17" style:family="paragraph" style:parent-style-name="Text_20_body">
      <style:text-properties style:text-line-through-style="none" style:text-line-through-type="none" fo:font-style="normal" style:text-underline-style="none" officeooo:rsid="000ab799" officeooo:paragraph-rsid="000e4694" style:font-style-asian="normal" style:font-style-complex="normal"/>
    </style:style>
    <style:style style:name="P18" style:family="paragraph" style:parent-style-name="Text_20_body">
      <style:text-properties style:text-line-through-style="none" style:text-line-through-type="none" fo:font-style="normal" style:text-underline-style="none" officeooo:rsid="000e4694" officeooo:paragraph-rsid="000e4694" style:font-style-asian="normal" style:font-style-complex="normal"/>
    </style:style>
    <style:style style:name="T1" style:family="text">
      <style:text-properties officeooo:rsid="0008c826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e4694" style:font-weight-asian="bold" style:font-weight-complex="bold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style:text-line-through-style="solid" style:text-line-through-type="single"/>
    </style:style>
    <style:style style:name="T6" style:family="text">
      <style:text-properties style:text-line-through-style="solid" style:text-line-through-type="single" officeooo:rsid="000e4694"/>
    </style:style>
    <style:style style:name="T7" style:family="text">
      <style:text-properties fo:font-style="normal" style:text-underline-style="none" officeooo:rsid="000ab799" style:font-style-asian="normal" style:font-style-complex="normal"/>
    </style:style>
    <style:style style:name="T8" style:family="text">
      <style:text-properties fo:font-style="normal" style:text-underline-style="none" officeooo:rsid="000c17f8" style:font-style-asian="normal" style:font-style-complex="normal"/>
    </style:style>
    <style:style style:name="T9" style:family="text">
      <style:text-properties officeooo:rsid="000ab799"/>
    </style:style>
    <style:style style:name="T10" style:family="text">
      <style:text-properties officeooo:rsid="000c17f8"/>
    </style:style>
    <style:style style:name="T11" style:family="text">
      <style:text-properties officeooo:rsid="000c63be"/>
    </style:style>
    <style:style style:name="T12" style:family="text">
      <style:text-properties officeooo:rsid="000e4694"/>
    </style:style>
    <style:style style:name="T13" style:family="text">
      <style:text-properties style:text-line-through-style="none" style:text-line-through-type="none"/>
    </style:style>
    <style:style style:name="T14" style:family="text">
      <style:text-properties style:text-line-through-style="none" style:text-line-through-type="none" officeooo:rsid="000e469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# Título <text:span text:style-name="T1">1</text:span></text:h>
      <text:h text:style-name="Heading_20_2" text:outline-level="2">## Título <text:span text:style-name="T1">2</text:span></text:h>
      <text:h text:style-name="Heading_20_3" text:outline-level="3">### Título 3</text:h>
      <text:p text:style-name="Text_20_body"/>
      <text:p text:style-name="P1">**<text:span text:style-name="T2">Negrito</text:span>**</text:p>
      <text:p text:style-name="P1">__Negrito__</text:p>
      <text:p text:style-name="P1"/>
      <text:p text:style-name="P2">*Itálico*</text:p>
      <text:p text:style-name="P3">_Itálico_</text:p>
      <text:p text:style-name="P3"/>
      <text:p text:style-name="P4">~~<text:span text:style-name="T5">Tachado</text:span>~~</text:p>
      <text:p text:style-name="P4"/>
      <text:p text:style-name="P4">Linha horizontal [ <text:span text:style-name="T4">--- | </text:span>*** ]</text:p>
      <text:p text:style-name="P4"/>
      <text:p text:style-name="P4">Lista numerada:</text:p>
      <text:p text:style-name="P4">1. Palavra 1</text:p>
      <text:p text:style-name="P4"><text:tab/>2. Palavra 2</text:p>
      <text:p text:style-name="P4"/>
      <text:p text:style-name="P4">Lista demarcada:</text:p>
      <text:p text:style-name="P4">* Teste</text:p>
      <text:p text:style-name="P4">- Teste</text:p>
      <text:p text:style-name="P4"/>
      <text:p text:style-name="P4">Lista de tarefas:</text:p>
      <text:p text:style-name="P4">- [<text:span text:style-name="T9">x</text:span>] Tarefa 1</text:p>
      <text:p text:style-name="P4">- [<text:span text:style-name="T9">x</text:span>] Tarefa 2</text:p>
      <text:p text:style-name="P4">- [ ] Tarefa 3</text:p>
      <text:p text:style-name="P4"/>
      <text:p text:style-name="P4"/>
      <text:p text:style-name="P4">!<text:span text:style-name="T9">[Descrição da imagem](link)</text:span></text:p>
      <text:p text:style-name="P4"/>
      <text:p text:style-name="P5">[Nome do texto link](link_url)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8">Títulos em MarkDown:</text:p>
      <text:p text:style-name="P6"><text:span text:style-name="T10"># </text:span>Título 1; </text:p>
      <text:p text:style-name="P6"><text:span text:style-name="T10">## </text:span>Título 2; </text:p>
      <text:p text:style-name="P9"><text:span text:style-name="T8">### </text:span><text:span text:style-name="T7">Título 3</text:span></text:p>
      <text:p text:style-name="P9">Vai do 1 até o 6</text:p>
      <text:p text:style-name="P9"/>
      <text:p text:style-name="P9"><text:soft-page-break/></text:p>
      <text:p text:style-name="P9">Negrito <text:span text:style-name="T11">em MarkDown:</text:span></text:p>
      <text:p text:style-name="P9"><text:tab/>2 asteríscos || 2 underline</text:p>
      <text:p text:style-name="P14"><text:s text:c="6"/><text:tab/>**<text:span text:style-name="T12">Texto em</text:span>** || __<text:span text:style-name="T12">negrito</text:span>__</text:p>
      <text:p text:style-name="P9"><text:tab/><text:span text:style-name="T3">Texto em negrito</text:span></text:p>
      <text:p text:style-name="P16"/>
      <text:p text:style-name="P10">Itálico em MarkDown:</text:p>
      <text:p text:style-name="P7"><text:tab/>* * <text:span text:style-name="T12">|| _ _</text:span><text:tab/></text:p>
      <text:p text:style-name="P7"/>
      <text:p text:style-name="P7">Tachado:</text:p>
      <text:p text:style-name="P12"><text:tab/>~~<text:span text:style-name="T12">Texto Tachado</text:span><text:span text:style-name="T13">~~</text:span></text:p>
      <text:p text:style-name="P12"><text:span text:style-name="T14"><text:tab/></text:span><text:span text:style-name="T6">Texto Tachado</text:span></text:p>
      <text:p text:style-name="P12"><text:span text:style-name="T6"/></text:p>
      <text:p text:style-name="P18">Linha horizontal:</text:p>
      <text:p text:style-name="P17"><text:tab/><text:span text:style-name="T12">3 linhas || 3 Asteriscos</text:span></text:p>
      <text:p text:style-name="P17"><text:tab/>--- <text:span text:style-name="T12">|| </text:span>***</text:p>
      <text:p text:style-name="P7"/>
      <text:p text:style-name="P13">Lista numerada:</text:p>
      <text:p text:style-name="P13"><text:tab/></text:p>
      <text:p text:style-name="P7">Imagens</text:p>
      <text:p text:style-name="P7"><text:s/>Links clicáveis</text:p>
      <text:p text:style-name="P7">Tabela</text:p>
      <text:p text:style-name="P7">Emojis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officeooo:rsid="0008c826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3T00:06:39.142003583</meta:creation-date>
    <dc:date>2024-03-23T13:32:01.420596580</dc:date>
    <meta:editing-duration>PT12M21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2" meta:paragraph-count="44" meta:word-count="121" meta:character-count="649" meta:non-whitespace-character-count="551"/>
  </office:meta>
</office:document-meta>
</file>